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fd2" officeooo:paragraph-rsid="0012bf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sdasdas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9:46:04.179139592</meta:creation-date>
    <dc:date>2018-11-27T09:46:14.092379688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5.1.6.2$Linux_X86_64 LibreOffice_project/10m0$Build-2</meta:generator>
  </office:meta>
</office:document-meta>
</file>